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97.51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43.46pt"/>
    </style:style>
    <style:style style:name="co7" style:family="table-column">
      <style:table-column-properties fo:break-before="auto" style:column-width="109.84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98.25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ule_wise_aggregate_b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3" table:default-cell-style-name="Default"/>
        <table:table-column table:style-name="co9" table:number-columns-repeated="4" table:default-cell-style-name="Default"/>
        <table:table-row table:style-name="ro1">
          <table:table-cell/>
          <table:table-cell office:value-type="string" calcext:value-type="string">
            <text:p>site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param_index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accuracies</text:p>
          </table:table-cell>
          <table:table-cell office:value-type="string" calcext:value-type="string">
            <text:p>false_negatives</text:p>
          </table:table-cell>
          <table:table-cell office:value-type="string" calcext:value-type="string">
            <text:p>average_f1</text:p>
          </table:table-cell>
          <table:table-cell office:value-type="string" calcext:value-type="string">
            <text:p>1_avg_f1</text:p>
          </table:table-cell>
          <table:table-cell office:value-type="string" calcext:value-type="string">
            <text:p>1_best_f1</text:p>
          </table:table-cell>
          <table:table-cell office:value-type="string" calcext:value-type="string">
            <text:p>2_avg_f1</text:p>
          </table:table-cell>
          <table:table-cell office:value-type="string" calcext:value-type="string">
            <text:p>2_best_f1</text:p>
          </table:table-cell>
          <table:table-cell office:value-type="string" calcext:value-type="string">
            <text:p>3_avg_f1</text:p>
          </table:table-cell>
          <table:table-cell office:value-type="string" calcext:value-type="string">
            <text:p>3_best_f1</text:p>
          </table:table-cell>
          <table:table-cell office:value-type="string" calcext:value-type="string">
            <text:p>4_avg_f1</text:p>
          </table:table-cell>
          <table:table-cell office:value-type="string" calcext:value-type="string">
            <text:p>4_best_f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pp_c_cali</text:p>
          </table:table-cell>
          <table:table-cell office:value-type="float" office:value="0.796116504854369" calcext:value-type="float">
            <text:p>0.79611650485436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3']</text:p>
          </table:table-cell>
          <table:table-cell office:value-type="string" calcext:value-type="string">
            <text:p>[0.9498806682577564]</text:p>
          </table:table-cell>
          <table:table-cell office:value-type="string" calcext:value-type="string">
            <text:p>[13]</text:p>
          </table:table-cell>
          <table:table-cell office:value-type="float" office:value="0.29197713645986" calcext:value-type="float">
            <text:p>0.29197713645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8985591574021" calcext:value-type="float">
            <text:p>0.788985591574021</text:p>
          </table:table-cell>
          <table:table-cell office:value-type="float" office:value="0.796116504854369" calcext:value-type="float">
            <text:p>0.7961165048543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7892295426542" calcext:value-type="float">
            <text:p>0.37892295426542</text:p>
          </table:table-cell>
          <table:table-cell office:value-type="float" office:value="0.444444444444444" calcext:value-type="float">
            <text:p>0.4444444444444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pp_c_grav</text:p>
          </table:table-cell>
          <table:table-cell office:value-type="float" office:value="0.797101449275362" calcext:value-type="float">
            <text:p>0.79710144927536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3']</text:p>
          </table:table-cell>
          <table:table-cell office:value-type="string" calcext:value-type="string">
            <text:p>[0.9331742243436754]</text:p>
          </table:table-cell>
          <table:table-cell office:value-type="string" calcext:value-type="string">
            <text:p>[19]</text:p>
          </table:table-cell>
          <table:table-cell office:value-type="float" office:value="0.339754336294247" calcext:value-type="float">
            <text:p>0.339754336294247</text:p>
          </table:table-cell>
          <table:table-cell office:value-type="float" office:value="0.025974025974026" calcext:value-type="float">
            <text:p>0.025974025974026</text:p>
          </table:table-cell>
          <table:table-cell office:value-type="float" office:value="0.0779220779220779" calcext:value-type="float">
            <text:p>0.077922077922078</text:p>
          </table:table-cell>
          <table:table-cell office:value-type="float" office:value="0.787258343575823" calcext:value-type="float">
            <text:p>0.787258343575823</text:p>
          </table:table-cell>
          <table:table-cell office:value-type="float" office:value="0.797101449275362" calcext:value-type="float">
            <text:p>0.7971014492753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45784975627141" calcext:value-type="float">
            <text:p>0.545784975627141</text:p>
          </table:table-cell>
          <table:table-cell office:value-type="float" office:value="0.734375" calcext:value-type="float">
            <text:p>0.7343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p_c_sand</text:p>
          </table:table-cell>
          <table:table-cell office:value-type="float" office:value="0.789115646258503" calcext:value-type="float">
            <text:p>0.7891156462585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2']</text:p>
          </table:table-cell>
          <table:table-cell office:value-type="string" calcext:value-type="string">
            <text:p>[0.9260143198090692]</text:p>
          </table:table-cell>
          <table:table-cell office:value-type="string" calcext:value-type="string">
            <text:p>[19]</text:p>
          </table:table-cell>
          <table:table-cell office:value-type="float" office:value="0.396203866491897" calcext:value-type="float">
            <text:p>0.396203866491897</text:p>
          </table:table-cell>
          <table:table-cell office:value-type="float" office:value="0.340740740740741" calcext:value-type="float">
            <text:p>0.340740740740741</text:p>
          </table:table-cell>
          <table:table-cell office:value-type="float" office:value="0.444444444444444" calcext:value-type="float">
            <text:p>0.444444444444444</text:p>
          </table:table-cell>
          <table:table-cell office:value-type="float" office:value="0.782885292047854" calcext:value-type="float">
            <text:p>0.782885292047854</text:p>
          </table:table-cell>
          <table:table-cell office:value-type="float" office:value="0.789115646258503" calcext:value-type="float">
            <text:p>0.789115646258503</text:p>
          </table:table-cell>
          <table:table-cell office:value-type="float" office:value="0.0827212585299787" calcext:value-type="float">
            <text:p>0.082721258529979</text:p>
          </table:table-cell>
          <table:table-cell office:value-type="float" office:value="0.0987654320987654" calcext:value-type="float">
            <text:p>0.098765432098765</text:p>
          </table:table-cell>
          <table:table-cell office:value-type="float" office:value="0.378468174649016" calcext:value-type="float">
            <text:p>0.378468174649016</text:p>
          </table:table-cell>
          <table:table-cell office:value-type="float" office:value="0.412371134020618" calcext:value-type="float">
            <text:p>0.4123711340206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p_g_basn</text:p>
          </table:table-cell>
          <table:table-cell office:value-type="float" office:value="0.814229249011858" calcext:value-type="float">
            <text:p>0.8142292490118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8878281622911695]</text:p>
          </table:table-cell>
          <table:table-cell office:value-type="string" calcext:value-type="string">
            <text:p>[16]</text:p>
          </table:table-cell>
          <table:table-cell office:value-type="float" office:value="0.667697167660466" calcext:value-type="float">
            <text:p>0.667697167660466</text:p>
          </table:table-cell>
          <table:table-cell office:value-type="float" office:value="0.764510455344929" calcext:value-type="float">
            <text:p>0.764510455344929</text:p>
          </table:table-cell>
          <table:table-cell office:value-type="float" office:value="0.779411764705882" calcext:value-type="float">
            <text:p>0.779411764705882</text:p>
          </table:table-cell>
          <table:table-cell office:value-type="float" office:value="0.78595824151513" calcext:value-type="float">
            <text:p>0.78595824151513</text:p>
          </table:table-cell>
          <table:table-cell office:value-type="float" office:value="0.814229249011858" calcext:value-type="float">
            <text:p>0.814229249011858</text:p>
          </table:table-cell>
          <table:table-cell office:value-type="float" office:value="0.470568205915994" calcext:value-type="float">
            <text:p>0.470568205915994</text:p>
          </table:table-cell>
          <table:table-cell office:value-type="float" office:value="0.472" calcext:value-type="float">
            <text:p>0.472</text:p>
          </table:table-cell>
          <table:table-cell office:value-type="float" office:value="0.64975176786581" calcext:value-type="float">
            <text:p>0.64975176786581</text:p>
          </table:table-cell>
          <table:table-cell office:value-type="float" office:value="0.763948497854077" calcext:value-type="float">
            <text:p>0.7639484978540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p_g_ibpe</text:p>
          </table:table-cell>
          <table:table-cell office:value-type="float" office:value="0.840390879478827" calcext:value-type="float">
            <text:p>0.8403908794788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8830548926014321]</text:p>
          </table:table-cell>
          <table:table-cell office:value-type="string" calcext:value-type="string">
            <text:p>[11]</text:p>
          </table:table-cell>
          <table:table-cell office:value-type="float" office:value="0.658394537507231" calcext:value-type="float">
            <text:p>0.658394537507231</text:p>
          </table:table-cell>
          <table:table-cell office:value-type="float" office:value="0.731411188659572" calcext:value-type="float">
            <text:p>0.731411188659572</text:p>
          </table:table-cell>
          <table:table-cell office:value-type="float" office:value="0.840390879478827" calcext:value-type="float">
            <text:p>0.840390879478827</text:p>
          </table:table-cell>
          <table:table-cell office:value-type="float" office:value="0.831748395939354" calcext:value-type="float">
            <text:p>0.831748395939354</text:p>
          </table:table-cell>
          <table:table-cell office:value-type="float" office:value="0.834890965732087" calcext:value-type="float">
            <text:p>0.834890965732087</text:p>
          </table:table-cell>
          <table:table-cell office:value-type="float" office:value="0.526216464103378" calcext:value-type="float">
            <text:p>0.526216464103378</text:p>
          </table:table-cell>
          <table:table-cell office:value-type="float" office:value="0.530364372469636" calcext:value-type="float">
            <text:p>0.530364372469636</text:p>
          </table:table-cell>
          <table:table-cell office:value-type="float" office:value="0.54420210132662" calcext:value-type="float">
            <text:p>0.54420210132662</text:p>
          </table:table-cell>
          <table:table-cell office:value-type="float" office:value="0.565656565656566" calcext:value-type="float">
            <text:p>0.56565656565656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p_g_summ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928400954653938]</text:p>
          </table:table-cell>
          <table:table-cell office:value-type="string" calcext:value-type="string">
            <text:p>[27]</text:p>
          </table:table-cell>
          <table:table-cell office:value-type="float" office:value="0.110515873015873" calcext:value-type="float">
            <text:p>0.1105158730158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2063492063492" calcext:value-type="float">
            <text:p>0.292063492063492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p_m_nort</text:p>
          </table:table-cell>
          <table:table-cell office:value-type="float" office:value="0.832167832167832" calcext:value-type="float">
            <text:p>0.8321678321678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'2']</text:p>
          </table:table-cell>
          <table:table-cell office:value-type="string" calcext:value-type="string">
            <text:p>[0.8854415274463007]</text:p>
          </table:table-cell>
          <table:table-cell office:value-type="string" calcext:value-type="string">
            <text:p>[6]</text:p>
          </table:table-cell>
          <table:table-cell office:value-type="float" office:value="0.641645415856383" calcext:value-type="float">
            <text:p>0.641645415856383</text:p>
          </table:table-cell>
          <table:table-cell office:value-type="float" office:value="0.677639906244162" calcext:value-type="float">
            <text:p>0.677639906244162</text:p>
          </table:table-cell>
          <table:table-cell office:value-type="float" office:value="0.784565916398714" calcext:value-type="float">
            <text:p>0.784565916398714</text:p>
          </table:table-cell>
          <table:table-cell office:value-type="float" office:value="0.809406821248926" calcext:value-type="float">
            <text:p>0.809406821248926</text:p>
          </table:table-cell>
          <table:table-cell office:value-type="float" office:value="0.832167832167832" calcext:value-type="float">
            <text:p>0.832167832167832</text:p>
          </table:table-cell>
          <table:table-cell office:value-type="float" office:value="0.485348849277996" calcext:value-type="float">
            <text:p>0.485348849277996</text:p>
          </table:table-cell>
          <table:table-cell office:value-type="float" office:value="0.490118577075099" calcext:value-type="float">
            <text:p>0.490118577075099</text:p>
          </table:table-cell>
          <table:table-cell office:value-type="float" office:value="0.594186086654447" calcext:value-type="float">
            <text:p>0.594186086654447</text:p>
          </table:table-cell>
          <table:table-cell office:value-type="float" office:value="0.6282722513089" calcext:value-type="float">
            <text:p>0.62827225130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p_m_rabb</text:p>
          </table:table-cell>
          <table:table-cell office:value-type="float" office:value="0.826923076923077" calcext:value-type="float">
            <text:p>0.82692307692307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711217183770883]</text:p>
          </table:table-cell>
          <table:table-cell office:value-type="string" calcext:value-type="string">
            <text:p>[6]</text:p>
          </table:table-cell>
          <table:table-cell office:value-type="float" office:value="0.617766633883828" calcext:value-type="float">
            <text:p>0.617766633883828</text:p>
          </table:table-cell>
          <table:table-cell office:value-type="float" office:value="0.507308739538237" calcext:value-type="float">
            <text:p>0.507308739538237</text:p>
          </table:table-cell>
          <table:table-cell office:value-type="float" office:value="0.511066398390342" calcext:value-type="float">
            <text:p>0.511066398390342</text:p>
          </table:table-cell>
          <table:table-cell office:value-type="float" office:value="0.822638837811838" calcext:value-type="float">
            <text:p>0.822638837811838</text:p>
          </table:table-cell>
          <table:table-cell office:value-type="float" office:value="0.826923076923077" calcext:value-type="float">
            <text:p>0.826923076923077</text:p>
          </table:table-cell>
          <table:table-cell office:value-type="float" office:value="0.515302290245119" calcext:value-type="float">
            <text:p>0.515302290245119</text:p>
          </table:table-cell>
          <table:table-cell office:value-type="float" office:value="0.522633744855967" calcext:value-type="float">
            <text:p>0.522633744855967</text:p>
          </table:table-cell>
          <table:table-cell office:value-type="float" office:value="0.625816667940116" calcext:value-type="float">
            <text:p>0.625816667940116</text:p>
          </table:table-cell>
          <table:table-cell office:value-type="float" office:value="0.69683257918552" calcext:value-type="float">
            <text:p>0.696832579185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p_m_well</text:p>
          </table:table-cell>
          <table:table-cell office:value-type="float" office:value="0.813559322033898" calcext:value-type="float">
            <text:p>0.81355932203389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2']</text:p>
          </table:table-cell>
          <table:table-cell office:value-type="string" calcext:value-type="string">
            <text:p>[0.8687350835322196]</text:p>
          </table:table-cell>
          <table:table-cell office:value-type="string" calcext:value-type="string">
            <text:p>[10]</text:p>
          </table:table-cell>
          <table:table-cell office:value-type="float" office:value="0.639380569783986" calcext:value-type="float">
            <text:p>0.639380569783986</text:p>
          </table:table-cell>
          <table:table-cell office:value-type="float" office:value="0.684841422042913" calcext:value-type="float">
            <text:p>0.684841422042913</text:p>
          </table:table-cell>
          <table:table-cell office:value-type="float" office:value="0.785276073619632" calcext:value-type="float">
            <text:p>0.785276073619632</text:p>
          </table:table-cell>
          <table:table-cell office:value-type="float" office:value="0.808445936595609" calcext:value-type="float">
            <text:p>0.808445936595609</text:p>
          </table:table-cell>
          <table:table-cell office:value-type="float" office:value="0.813559322033898" calcext:value-type="float">
            <text:p>0.813559322033898</text:p>
          </table:table-cell>
          <table:table-cell office:value-type="float" office:value="0.50090291256433" calcext:value-type="float">
            <text:p>0.50090291256433</text:p>
          </table:table-cell>
          <table:table-cell office:value-type="float" office:value="0.508695652173913" calcext:value-type="float">
            <text:p>0.508695652173913</text:p>
          </table:table-cell>
          <table:table-cell office:value-type="float" office:value="0.563332007933094" calcext:value-type="float">
            <text:p>0.563332007933094</text:p>
          </table:table-cell>
          <table:table-cell office:value-type="float" office:value="0.578680203045685" calcext:value-type="float">
            <text:p>0.57868020304568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p_p_coll</text:p>
          </table:table-cell>
          <table:table-cell office:value-type="float" office:value="0.847457627118644" calcext:value-type="float">
            <text:p>0.84745762711864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711217183770883]</text:p>
          </table:table-cell>
          <table:table-cell office:value-type="string" calcext:value-type="string">
            <text:p>[6]</text:p>
          </table:table-cell>
          <table:table-cell office:value-type="float" office:value="0.687286031178626" calcext:value-type="float">
            <text:p>0.687286031178626</text:p>
          </table:table-cell>
          <table:table-cell office:value-type="float" office:value="0.756330194830638" calcext:value-type="float">
            <text:p>0.756330194830638</text:p>
          </table:table-cell>
          <table:table-cell office:value-type="float" office:value="0.844192634560906" calcext:value-type="float">
            <text:p>0.844192634560906</text:p>
          </table:table-cell>
          <table:table-cell office:value-type="float" office:value="0.841749254769371" calcext:value-type="float">
            <text:p>0.841749254769371</text:p>
          </table:table-cell>
          <table:table-cell office:value-type="float" office:value="0.847457627118644" calcext:value-type="float">
            <text:p>0.847457627118644</text:p>
          </table:table-cell>
          <table:table-cell office:value-type="float" office:value="0.574388461557912" calcext:value-type="float">
            <text:p>0.574388461557912</text:p>
          </table:table-cell>
          <table:table-cell office:value-type="float" office:value="0.574803149606299" calcext:value-type="float">
            <text:p>0.574803149606299</text:p>
          </table:table-cell>
          <table:table-cell office:value-type="float" office:value="0.576676213556584" calcext:value-type="float">
            <text:p>0.576676213556584</text:p>
          </table:table-cell>
          <table:table-cell office:value-type="float" office:value="0.576779026217228" calcext:value-type="float">
            <text:p>0.5767790262172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pp_p_smal</text:p>
          </table:table-cell>
          <table:table-cell office:value-type="float" office:value="0.870026525198939" calcext:value-type="float">
            <text:p>0.8700265251989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830548926014321]</text:p>
          </table:table-cell>
          <table:table-cell office:value-type="string" calcext:value-type="string">
            <text:p>[5]</text:p>
          </table:table-cell>
          <table:table-cell office:value-type="float" office:value="0.737875444070187" calcext:value-type="float">
            <text:p>0.737875444070187</text:p>
          </table:table-cell>
          <table:table-cell office:value-type="float" office:value="0.865835430073241" calcext:value-type="float">
            <text:p>0.865835430073241</text:p>
          </table:table-cell>
          <table:table-cell office:value-type="float" office:value="0.867021276595745" calcext:value-type="float">
            <text:p>0.867021276595745</text:p>
          </table:table-cell>
          <table:table-cell office:value-type="float" office:value="0.865225645054302" calcext:value-type="float">
            <text:p>0.865225645054302</text:p>
          </table:table-cell>
          <table:table-cell office:value-type="float" office:value="0.870026525198939" calcext:value-type="float">
            <text:p>0.870026525198939</text:p>
          </table:table-cell>
          <table:table-cell office:value-type="float" office:value="0.606219305795779" calcext:value-type="float">
            <text:p>0.606219305795779</text:p>
          </table:table-cell>
          <table:table-cell office:value-type="float" office:value="0.614503816793893" calcext:value-type="float">
            <text:p>0.614503816793893</text:p>
          </table:table-cell>
          <table:table-cell office:value-type="float" office:value="0.614221395357427" calcext:value-type="float">
            <text:p>0.614221395357427</text:p>
          </table:table-cell>
          <table:table-cell office:value-type="float" office:value="0.615678776290631" calcext:value-type="float">
            <text:p>0.61567877629063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pp_p_tobo</text:p>
          </table:table-cell>
          <table:table-cell office:value-type="float" office:value="0.871345029239766" calcext:value-type="float">
            <text:p>0.87134502923976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949880668257757]</text:p>
          </table:table-cell>
          <table:table-cell office:value-type="string" calcext:value-type="string">
            <text:p>[10]</text:p>
          </table:table-cell>
          <table:table-cell office:value-type="float" office:value="0.689973169630404" calcext:value-type="float">
            <text:p>0.689973169630404</text:p>
          </table:table-cell>
          <table:table-cell office:value-type="float" office:value="0.734413092842551" calcext:value-type="float">
            <text:p>0.734413092842551</text:p>
          </table:table-cell>
          <table:table-cell office:value-type="float" office:value="0.832876712328767" calcext:value-type="float">
            <text:p>0.832876712328767</text:p>
          </table:table-cell>
          <table:table-cell office:value-type="float" office:value="0.862409369565444" calcext:value-type="float">
            <text:p>0.862409369565444</text:p>
          </table:table-cell>
          <table:table-cell office:value-type="float" office:value="0.871345029239766" calcext:value-type="float">
            <text:p>0.871345029239766</text:p>
          </table:table-cell>
          <table:table-cell office:value-type="float" office:value="0.582886344619816" calcext:value-type="float">
            <text:p>0.582886344619816</text:p>
          </table:table-cell>
          <table:table-cell office:value-type="float" office:value="0.584103512014787" calcext:value-type="float">
            <text:p>0.584103512014787</text:p>
          </table:table-cell>
          <table:table-cell office:value-type="float" office:value="0.580183871493803" calcext:value-type="float">
            <text:p>0.580183871493803</text:p>
          </table:table-cell>
          <table:table-cell office:value-type="float" office:value="0.583170254403131" calcext:value-type="float">
            <text:p>0.5831702544031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pp_t_east</text:p>
          </table:table-cell>
          <table:table-cell office:value-type="float" office:value="0.817567567567567" calcext:value-type="float">
            <text:p>0.81756756756756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8711217183770883]</text:p>
          </table:table-cell>
          <table:table-cell office:value-type="string" calcext:value-type="string">
            <text:p>[7]</text:p>
          </table:table-cell>
          <table:table-cell office:value-type="float" office:value="0.641683394928607" calcext:value-type="float">
            <text:p>0.641683394928607</text:p>
          </table:table-cell>
          <table:table-cell office:value-type="float" office:value="0.700192459951419" calcext:value-type="float">
            <text:p>0.700192459951419</text:p>
          </table:table-cell>
          <table:table-cell office:value-type="float" office:value="0.817567567567567" calcext:value-type="float">
            <text:p>0.817567567567567</text:p>
          </table:table-cell>
          <table:table-cell office:value-type="float" office:value="0.813518303120357" calcext:value-type="float">
            <text:p>0.813518303120357</text:p>
          </table:table-cell>
          <table:table-cell office:value-type="float" office:value="0.815331010452961" calcext:value-type="float">
            <text:p>0.815331010452961</text:p>
          </table:table-cell>
          <table:table-cell office:value-type="float" office:value="0.488832061968089" calcext:value-type="float">
            <text:p>0.488832061968089</text:p>
          </table:table-cell>
          <table:table-cell office:value-type="float" office:value="0.490644490644491" calcext:value-type="float">
            <text:p>0.490644490644491</text:p>
          </table:table-cell>
          <table:table-cell office:value-type="float" office:value="0.564190754674561" calcext:value-type="float">
            <text:p>0.564190754674561</text:p>
          </table:table-cell>
          <table:table-cell office:value-type="float" office:value="0.653658536585366" calcext:value-type="float">
            <text:p>0.6536585365853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pp_t_tayl</text:p>
          </table:table-cell>
          <table:table-cell office:value-type="float" office:value="0.845238095238095" calcext:value-type="float">
            <text:p>0.8452380952380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758949880668258]</text:p>
          </table:table-cell>
          <table:table-cell office:value-type="string" calcext:value-type="string">
            <text:p>[8]</text:p>
          </table:table-cell>
          <table:table-cell office:value-type="float" office:value="0.679397197082025" calcext:value-type="float">
            <text:p>0.679397197082025</text:p>
          </table:table-cell>
          <table:table-cell office:value-type="float" office:value="0.735345075667919" calcext:value-type="float">
            <text:p>0.735345075667919</text:p>
          </table:table-cell>
          <table:table-cell office:value-type="float" office:value="0.838150289017341" calcext:value-type="float">
            <text:p>0.838150289017341</text:p>
          </table:table-cell>
          <table:table-cell office:value-type="float" office:value="0.835818035748171" calcext:value-type="float">
            <text:p>0.835818035748171</text:p>
          </table:table-cell>
          <table:table-cell office:value-type="float" office:value="0.845238095238095" calcext:value-type="float">
            <text:p>0.845238095238095</text:p>
          </table:table-cell>
          <table:table-cell office:value-type="float" office:value="0.55548207216159" calcext:value-type="float">
            <text:p>0.55548207216159</text:p>
          </table:table-cell>
          <table:table-cell office:value-type="float" office:value="0.559055118110236" calcext:value-type="float">
            <text:p>0.559055118110236</text:p>
          </table:table-cell>
          <table:table-cell office:value-type="float" office:value="0.59094360475042" calcext:value-type="float">
            <text:p>0.59094360475042</text:p>
          </table:table-cell>
          <table:table-cell office:value-type="float" office:value="0.654676258992806" calcext:value-type="float">
            <text:p>0.6546762589928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pp_t_west</text:p>
          </table:table-cell>
          <table:table-cell office:value-type="float" office:value="0.793103448275862" calcext:value-type="float">
            <text:p>0.79310344827586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568019093078759]</text:p>
          </table:table-cell>
          <table:table-cell office:value-type="string" calcext:value-type="string">
            <text:p>[9]</text:p>
          </table:table-cell>
          <table:table-cell office:value-type="float" office:value="0.624864057366925" calcext:value-type="float">
            <text:p>0.624864057366925</text:p>
          </table:table-cell>
          <table:table-cell office:value-type="float" office:value="0.680821172076253" calcext:value-type="float">
            <text:p>0.680821172076253</text:p>
          </table:table-cell>
          <table:table-cell office:value-type="float" office:value="0.787671232876712" calcext:value-type="float">
            <text:p>0.787671232876712</text:p>
          </table:table-cell>
          <table:table-cell office:value-type="float" office:value="0.786941765235701" calcext:value-type="float">
            <text:p>0.786941765235701</text:p>
          </table:table-cell>
          <table:table-cell office:value-type="float" office:value="0.793103448275862" calcext:value-type="float">
            <text:p>0.793103448275862</text:p>
          </table:table-cell>
          <table:table-cell office:value-type="float" office:value="0.482456859596549" calcext:value-type="float">
            <text:p>0.482456859596549</text:p>
          </table:table-cell>
          <table:table-cell office:value-type="float" office:value="0.485477178423237" calcext:value-type="float">
            <text:p>0.485477178423237</text:p>
          </table:table-cell>
          <table:table-cell office:value-type="float" office:value="0.549236432559197" calcext:value-type="float">
            <text:p>0.549236432559197</text:p>
          </table:table-cell>
          <table:table-cell office:value-type="float" office:value="0.660287081339713" calcext:value-type="float">
            <text:p>0.660287081339713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formula="of:=AVERAGE([.C2:.C16])" office:value-type="float" office:value="0.796956150176173" calcext:value-type="float">
            <text:p>0.796956150176173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MIN([.C2:.C16])" office:value-type="float" office:value="0.4" calcext:value-type="float">
            <text:p>0.4</text:p>
          </table:table-cell>
          <table:table-cell table:number-columns-repeated="5"/>
          <table:table-cell table:formula="of:=AVERAGE([.I2:.I16])" office:value-type="float" office:value="0.561627655414036" calcext:value-type="float">
            <text:p>0.561627655414036</text:p>
          </table:table-cell>
          <table:table-cell table:formula="of:=AVERAGE([.J2:.J16])" office:value-type="float" office:value="0.547024260265773" calcext:value-type="float">
            <text:p>0.547024260265773</text:p>
          </table:table-cell>
          <table:table-cell table:formula="of:=AVERAGE([.K2:.K16])" office:value-type="float" office:value="0.614037151193797" calcext:value-type="float">
            <text:p>0.614037151193797</text:p>
          </table:table-cell>
          <table:table-cell table:formula="of:=AVERAGE([.L2:.L16])" office:value-type="float" office:value="0.781003555057693" calcext:value-type="float">
            <text:p>0.781003555057693</text:p>
          </table:table-cell>
          <table:table-cell table:formula="of:=AVERAGE([.M2:.M16])" office:value-type="float" office:value="0.796440385452083" calcext:value-type="float">
            <text:p>0.796440385452083</text:p>
          </table:table-cell>
          <table:table-cell table:formula="of:=AVERAGE([.N2:.N16])" office:value-type="float" office:value="0.391421672422435" calcext:value-type="float">
            <text:p>0.391421672422435</text:p>
          </table:table-cell>
          <table:table-cell table:formula="of:=AVERAGE([.O2:.O16])" office:value-type="float" office:value="0.395411002951088" calcext:value-type="float">
            <text:p>0.395411002951088</text:p>
          </table:table-cell>
          <table:table-cell table:formula="of:=AVERAGE([.P2:.P16])" office:value-type="float" office:value="0.527061133910244" calcext:value-type="float">
            <text:p>0.527061133910244</text:p>
          </table:table-cell>
          <table:table-cell table:formula="of:=AVERAGE([.Q2:.Q16])" office:value-type="float" office:value="0.581255373956312" calcext:value-type="float">
            <text:p>0.581255373956312</text:p>
          </table:table-cell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formula="of:=MAX([.C2:.C16])" office:value-type="float" office:value="0.871345029239766" calcext:value-type="float">
            <text:p>0.871345029239766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tdev</text:p>
          </table:table-cell>
          <table:table-cell table:formula="of:=STDEV([.C2:.C16])" office:value-type="float" office:value="0.112893460920961" calcext:value-type="float">
            <text:p>0.112893460920961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>
            <text:p>Initial B 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3">00/00/0000</text:date>, <text:time style:data-style-name="N2" text:time-value="10:41:11.8990177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3T10:43:22.320423957</dc:date>
    <meta:editing-duration>PT2M38S</meta:editing-duration>
    <meta:editing-cycles>2</meta:editing-cycles>
    <meta:generator>LibreOffice/6.0.7.3$Linux_X86_64 LibreOffice_project/00m0$Build-3</meta:generator>
    <meta:document-statistic meta:table-count="1" meta:cell-count="289" meta:object-count="0"/>
  </office:meta>
</office:document-meta>
</file>